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200000052B4B4C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draw:auto-grow-height="true" fo:min-height="2.927cm" loext:decorative="false"/>
      <style:paragraph-properties style:writing-mode="lr-tb"/>
    </style:style>
    <style:style style:name="pr4" style:family="presentation" style:parent-style-name="Default_5f_-outline1">
      <style:graphic-properties draw:auto-grow-height="true" fo:min-height="14.732cm" loext:decorative="false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Default_5f_-title">
      <style:graphic-properties fo:min-height="2.927cm" loext:decorative="false"/>
      <style:paragraph-properties style:writing-mode="lr-tb"/>
    </style:style>
    <style:style style:name="pr7" style:family="presentation" style:parent-style-name="Default_5f_-outline1">
      <style:graphic-properties fo:min-height="11.049cm" loext:decorative="false"/>
      <style:paragraph-properties style:writing-mode="lr-tb"/>
    </style:style>
    <style:style style:name="pr8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Introdução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Sumário</text:p>
          </draw:text-box>
        </draw:frame>
        <draw:frame presentation:style-name="pr4" draw:text-style-name="P8" draw:layer="layout" svg:width="32.766cm" svg:height="14.732cm" svg:x="0.508cm" svg:y="3.302cm" presentation:class="outline">
          <draw:text-box>
            <text:list text:style-name="L2">
              <text:list-item>
                <text:p text:style-name="P8">Introdução</text:p>
              </text:list-item>
              <text:list-item>
                <text:p text:style-name="P8">Revisão bibliográfica</text:p>
              </text:list-item>
              <text:list-item>
                <text:p text:style-name="P8">Materiais e métodos</text:p>
              </text:list-item>
              <text:list-item>
                <text:p text:style-name="P8">Resultados e discussão</text:p>
              </text:list-item>
              <text:list-item>
                <text:p text:style-name="P8">Conclusão</text:p>
              </text:list-item>
              <text:list-item>
                <text:p text:style-name="P8">Referênci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 presentation:user-transformed="true">
          <draw:text-box>
            <text:p>Introdução</text:p>
          </draw:text-box>
        </draw:frame>
        <draw:frame presentation:style-name="pr7" draw:layer="layout" svg:width="32.766cm" svg:height="11.049cm" svg:x="0.508cm" svg:y="3.30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Objetivo</text:p>
          </draw:text-box>
        </draw:frame>
        <draw:frame presentation:style-name="pr7" draw:layer="layout" svg:width="32.766cm" svg:height="11.049cm" svg:x="0.508cm" svg:y="3.30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Fluxogramas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Diagrama de Classes (UML)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6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B4B4C563.png" xlink:type="simple" xlink:show="embed" xlink:actuate="onLoad" draw:mime-type="image/png">
          <text:p/>
        </draw:image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7H3M41S</meta:editing-duration>
    <meta:editing-cycles>740</meta:editing-cycles>
    <meta:generator>LibreOffice/24.2.6.2$Linux_X86_64 LibreOffice_project/420$Build-2</meta:generator>
    <dc:date>2024-12-09T15:23:36.012158832</dc:date>
    <meta:document-statistic meta:object-count="60"/>
  </office:meta>
</office:document-meta>
</file>